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300000217DDA96ED34561A84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06cm" svg:stroke-color="#000000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3" style:family="graphic" style:parent-style-name="objectwithoutfill">
      <style:graphic-properties svg:stroke-width="0.018cm" svg:stroke-color="#cccccc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296cm" svg:height="18.873cm" svg:x="1.146cm" svg:y="4.533cm">
          <draw:image xlink:href="Pictures/100000000000022300000217DDA96ED34561A84D.png" xlink:type="simple" xlink:show="embed" xlink:actuate="onLoad" loext:mime-type="image/png">
            <text:p/>
          </draw:image>
        </draw:frame>
        <draw:line draw:style-name="gr2" draw:text-style-name="P2" draw:layer="layout" svg:x1="11.087cm" svg:y1="13.7cm" svg:x2="14.86cm" svg:y2="5.024cm">
          <text:p/>
        </draw:line>
        <draw:line draw:style-name="gr3" draw:text-style-name="P2" draw:layer="layout" svg:x1="2.524cm" svg:y1="13.7cm" svg:x2="20.59cm" svg:y2="13.7cm">
          <text:p/>
        </draw:line>
        <draw:line draw:style-name="gr3" draw:text-style-name="P2" draw:layer="layout" svg:x1="11.16cm" svg:y1="4.81cm" svg:x2="11.033cm" svg:y2="22.20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16T20:19:38.401371815</dc:date>
    <meta:editing-duration>PT3M20S</meta:editing-duration>
    <meta:editing-cycles>1</meta:editing-cycles>
    <meta:document-statistic meta:object-count="4"/>
    <meta:generator>LibreOffice/6.4.5.2$Linux_X86_64 LibreOffice_project/40$Build-2</meta:generator>
  </office:meta>
</office:document-meta>
</file>